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501cm" svg:height="3.164cm" draw:transform="rotate (0.0979129710368819) translate (3.10303059989201cm 5.00754816320721cm)" svg:viewBox="0 0 3502 3165" svg:d="M808 108c1190-326 2743 83 2693 1283-50 1199-808 1744-1742 1773-933 27-1454-290-1721-527-191-202 385-800 600-669 287 319 755 471 1095 476s1052 13 1128-638-763-1294-2018-943c-286-7-229-686-35-755z">
          <text:p/>
        </draw:path>
        <draw:path draw:style-name="gr1" draw:text-style-name="P1" draw:layer="layout" svg:width="2.515cm" svg:height="2.528cm" draw:transform="skewX (0.000349065850398854) rotate (0.0980875039620813) translate (3.4484448205299cm 3.30612789466399cm)" svg:viewBox="0 0 2516 2529" svg:d="M137 279c982-392 2395-513 2379 605s-1150 1420-2219 1645c-108 26-243-734 118-786 772-79 1671-322 1417-715-276-428-923-382-1573-24-284 23-349-650-122-725z">
          <text:p/>
        </draw:path>
        <draw:path draw:style-name="gr2" draw:text-style-name="P1" draw:layer="layout" svg:width="0.902cm" svg:height="0.661cm" draw:transform="skewX (0.00122173047639599) rotate (-2.1556561591382) translate (4.1077906519277cm 7.020462499828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rotate (-2.15757602131539) translate (4.31099110710371cm 3.648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cm" draw:transform="skewX (0.00122173047639598) rotate (-2.15652882376419) translate (4.5738736382087cm 5.1341954926458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7:40.293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